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style:style style:name="T78" style:family="text">
      <style:text-properties officeooo:rsid="001a92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91446321939619430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text:span text:style-name="T78">в прощальном жесте</text:span>. Как сквозь подушку, я услышал его затихающий голос.</text:p>
      <text:p text:style-name="P104">– Ты ещё увидишь пару-тройку снов на<text:span text:style-name="T78">последок</text:span>.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4-05T10:52:34.371028245</dc:date>
    <meta:editing-duration>P168DT7H58M12S</meta:editing-duration>
    <meta:editing-cycles>10723</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43" meta:non-whitespace-character-count="599064"/>
  </office:meta>
</office:document-meta>
</file>